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  <style:font-face style:name="Nimbus Sans L" svg:font-family="Nimbus Sans L"/>
    <style:font-face style:name="DejaVu Sans Mono" svg:font-family="DejaVu Sans Mono"/>
  </office:font-face-decls>
  <office:automatic-styles>
    <style:style style:family="text" style:name="T1" style:display-name="T1">
      <style:text-properties fo:color="#000000" fo:font-weight="normal" fo:text-transform="none"/>
    </style:style>
    <style:style style:family="text" style:name="T2" style:display-name="T2">
      <style:text-properties style:font-name="Arial" fo:font-size="12pt" fo:language="en" fo:country="US" fo:font-weight="normal"/>
    </style:style>
    <style:style style:family="text" style:name="T3" style:display-name="T3">
      <style:text-properties style:font-name="Nimbus Sans L" fo:font-size="14pt"/>
    </style:style>
    <style:style style:family="text" style:name="T4" style:display-name="T4">
      <style:text-properties style:font-name="DejaVu Sans Mono" fo:font-size="10pt"/>
    </style:style>
    <style:style style:family="text" style:name="T5" style:display-name="T5">
      <style:text-properties fo:color="#000000" style:font-name="DejaVu Sans Mono" fo:font-size="10pt" fo:language="en" fo:country="US" fo:font-weight="normal"/>
    </style:style>
    <style:style style:family="paragraph" style:name="P5" style:display-name="P5" style:parent-style-name="Text-body">
      <style:paragraph-properties fo:text-align="justify"/>
      <style:text-properties style:font-name="Arial" fo:font-size="12pt"/>
    </style:style>
    <style:style style:family="paragraph" style:name="P6" style:display-name="P6" style:parent-style-name="Text-body">
      <style:paragraph-properties fo:text-align="justify"/>
      <style:text-properties fo:color="#000000" style:font-name="Arial" fo:font-size="12pt" fo:font-weight="normal" fo:text-transform="none"/>
    </style:style>
    <style:style style:family="paragraph" style:name="P7" style:display-name="P7" style:parent-style-name="Text-body">
      <style:paragraph-properties fo:text-align="justify"/>
      <style:text-properties style:font-name="Arial" fo:font-size="12pt" fo:language="en" fo:country="US" fo:font-weight="normal"/>
    </style:style>
    <style:style style:family="paragraph" style:name="P8" style:display-name="P8" style:parent-style-name="Text-body">
      <style:paragraph-properties fo:text-align="justify"/>
    </style:style>
    <style:style style:family="paragraph" style:name="P1" style:display-name="P1" style:parent-style-name="Heading-1">
      <style:paragraph-properties fo:text-align="justify"/>
    </style:style>
    <style:style style:family="paragraph" style:name="P2" style:display-name="P2" style:parent-style-name="Normal">
      <style:paragraph-properties fo:text-align="justify" fo:border-bottom="0.99pt solid #000000" fo:padding-left="0.074cm" fo:padding-right="0.074cm" fo:padding-top="0.074cm"/>
    </style:style>
    <style:style style:family="paragraph" style:name="P3" style:display-name="P3" style:parent-style-name="Normal">
      <style:paragraph-properties fo:text-align="justify"/>
    </style:style>
    <style:style style:family="paragraph" style:name="P4" style:display-name="P4" style:parent-style-name="Heading-3">
      <style:paragraph-properties fo:text-align="justify"/>
    </style:style>
    <style:style style:family="section" style:name="Sect1" style:display-name="Sect1"/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</office:automatic-styles>
  <office:body>
    <office:text>
      <text:section text:style-name="Sect1" text:name="Section1">
        <text:p text:style-name="P1">SEP #78 : Introduction of nthroot function</text:p>
        <text:p text:style-name="P2"/>
        <text:p text:style-name="P3"/>
        <text:p text:style-name="P3">Version: 1.1</text:p>
        <text:p text:style-name="P3">Authors: Adeline CARNIS, Paul BIGNIER</text:p>
        <text:p text:style-name="P3">Review: </text:p>
        <text:p text:style-name="P3">Commented: </text:p>
        <text:p text:style-name="P3">State: </text:p>
        <text:p text:style-name="P3">Scilab-Version: 5.4.0 / Scilab-Version: 5.5.0 (vectorized)</text:p>
        <text:p text:style-name="P3">Created: 02/04/2012</text:p>
        <text:p text:style-name="P2"/>
        <text:p text:style-name="P3"/>
        <text:p text:style-name="P4">Abstract</text:p>
        <text:p text:style-name="P5">nthroot return<text:span text:style-name="T1">s real nth root of real numbers.</text:span></text:p>
        <text:p text:style-name="P3"/>
        <text:p text:style-name="P4">Rationale</text:p>
        <text:p text:style-name="P6"/>
        <text:p text:style-name="P5">y = nthroot(x,n) returns the real nth root of the elements of x. Both x and n must be real and n must be a scalar. X must be of size m*p and n must be of size 1*1.</text:p>
        <text:p text:style-name="P5">** 12/06/13: n can be a matrix of size m*p, the function then proceeds elementwise **</text:p>
        <text:p text:style-name="P5">If x has negative entries, n must be an odd integer. ** 12/06/13: n must be odd integers **</text:p>
        <text:p text:style-name="P5">If x = [] then y = [].</text:p>
        <text:p text:style-name="P5">If x &gt;= 0 and n =%inf or -%inf then y = 1.</text:p>
        <text:p text:style-name="P5">If x &lt; 0 and n =%inf or -%inf then y = -1.</text:p>
        <text:p text:style-name="P5">if x = 0 or x = 1 and n =%nan, then y =%nan.</text:p>
        <text:p text:style-name="P5">If n = -%eps and x =%eps or x = 0 then y =%inf</text:p>
        <text:p text:style-name="P5">If n = -%eps and x &gt;1 and x~=%eps and x~=%nan then y = 0.</text:p>
        <text:p text:style-name="P5">If n = -%eps and x =%eps then y =%inf</text:p>
        <text:p text:style-name="P5">If n = -%eps and x =%nan then y =%nan</text:p>
        <text:p text:style-name="P5">if n = %eps and x =%eps or x = 0 then y = 0</text:p>
        <text:p text:style-name="P5">if n = %eps and x&gt;1 and x ~= %eps and x ~=%nan then y =%inf</text:p>
        <text:p text:style-name="P5">If n = 0 and x =%eps then y = 0</text:p>
        <text:p text:style-name="P5">if n = 0 and x&gt;1 then y = %inf</text:p>
        <text:p text:style-name="P5">If n = 0 and x = 1 then y =%nan</text:p>
        <text:p text:style-name="P5"><text:span text:style-name="T2">** 12/06/13: if n = [] then y = x. **</text:span></text:p>
        <text:p text:style-name="P7"/>
        <text:p text:style-name="P4"><text:span text:style-name="T3">Example Usage</text:span></text:p>
        <text:p text:style-name="P8"/>
        <text:p text:style-name="P8"><text:span text:style-name="T4">nthroot(-2,3) returns the real cube root of -2.</text:span></text:p>
        <text:p text:style-name="P8"><text:span text:style-name="T4">ans = -1,259921</text:span></text:p>
        <text:p text:style-name="P8"><text:span text:style-name="T4">By comparison, (-2)^(1/3) or exp((1/3)*log(-2)) returns a complex cube root of -2.</text:span></text:p>
        <text:p text:style-name="P8"><text:span text:style-name="T4">ans = 0,6299605 + 1,0911236i</text:span></text:p>
        <text:p text:style-name="P8"/>
        <text:p text:style-name="P8"><text:span text:style-name="T4">nthroot([25 -216], [2 3]) returns [square root of 25, cube root of -216]</text:span></text:p>
        <text:p text:style-name="P8"><text:span text:style-name="T4">ans = [5, -6]</text:span></text:p>
        <text:p text:style-name="P8"/>
        <text:p text:style-name="P4">Bibliography</text:p>
        <text:p text:style-name="P8"><text:a xlink:href="http://www.mathworks.fr/help/techdoc/ref/nthroot.html">http://www.mathworks.fr/help/techdoc/ref/nthroot.html</text:a></text:p>
        <text:p text:style-name="P8"/>
        <text:p text:style-name="P4">Changelog</text:p>
        <text:p text:style-name="P8"><text:tab/><text:span text:style-name="T4">1.0 – Initial revision</text:span></text:p>
        <text:p text:style-name="P8"><text:span text:style-name="T4"><text:tab/>1.1 </text:span><text:span text:style-name="T5">– Allowed n to be a matrix, nthroot is then an elementwise operation</text:span></text:p>
        <text:p text:style-name="P8"/>
        <text:p text:style-name="P4">Copyright</text:p>
        <text:p text:style-name="P3">This document has been placed under the license CeCILL-B.<text:tab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Nimbus Sans L" svg:font-family="Nimbus Sans L"/>
    <style:font-face style:name="StarSymbol" svg:font-family="StarSymbol"/>
    <style:font-face style:name="DejaVu Sans Mono" svg:font-family="DejaVu Sans Mono"/>
  </office:font-face-decls>
  <office:styles>
    <style:default-style style:family="paragraph">
      <style:paragraph-properties style:tab-stop-distance="1.251cm"/>
    </style:default-style>
    <style:style style:family="text" style:name="Teletype-text-text" style:display-name="Teletype_text_text" style:next-style-name="Teletype-text-text">
      <style:text-properties style:font-name="DejaVu Sans Mono"/>
    </style:style>
    <style:style style:family="text" style:name="Internet-link-text-text" style:display-name="Internet link_text_text" style:next-style-name="Internet-link-text-text">
      <style:text-properties fo:color="#000080" style:text-underline-type="single"/>
    </style:style>
    <style:style style:family="text" style:name="Bullet-Symbols-text-text" style:display-name="Bullet Symbols_text_text" style:next-style-name="Bullet-Symbols-text-text">
      <style:text-properties style:font-name="StarSymbol" fo:font-size="9pt"/>
    </style:style>
    <style:style style:family="paragraph" style:name="Table-Heading" style:display-name="Table Heading" style:parent-style-name="Normal" style:next-style-name="Table-Heading">
      <style:paragraph-properties fo:text-align="center"/>
      <style:text-properties fo:font-weight="bold"/>
    </style:style>
    <style:style style:family="paragraph" style:name="Text-body" style:display-name="Text body" style:parent-style-name="Normal" style:next-style-name="Text-body">
      <style:paragraph-properties fo:margin-top="0cm" fo:margin-bottom="0.212cm"/>
    </style:style>
    <style:style style:family="paragraph" style:name="List-Contents" style:display-name="List Contents" style:parent-style-name="Normal" style:next-style-name="List-Contents">
      <style:paragraph-properties fo:text-indent="0cm" fo:margin-left="1cm" fo:margin-right="0cm"/>
    </style:style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Nimbus Sans L" fo:font-size="14pt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Heading-3" style:display-name="Heading 3" style:parent-style-name="Heading" style:next-style-name="Text-body">
      <style:text-properties fo:font-size="14pt" fo:font-weight="bold"/>
    </style:style>
    <style:style style:family="paragraph" style:name="Normal" style:display-name="Normal"/>
    <style:style style:family="paragraph" style:name="Heading-1" style:display-name="Heading 1" style:parent-style-name="Heading" style:next-style-name="Text-body">
      <style:text-properties fo:font-size="16pt" fo:font-weight="bold"/>
    </style:style>
  </office:styles>
  <office:automatic-styles>
    <style:page-layout style:name="Standard">
      <style:page-layout-properties fo:page-width="8.267717in" fo:page-height="11.692913in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9.2 (unix, gtk)</meta:generator>
    <meta:initial-creator>Pierre MARECHAL</meta:initial-creator>
    <meta:creation-date>2008-07-09T13:39:08</meta:creation-date>
    <dc:date>2012-04-03T15:57:45.75</dc:date>
  </office:meta>
</office:document-meta>
</file>